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835cm"/>
    </style:style>
    <style:style style:name="co29" style:family="table-column">
      <style:table-column-properties fo:break-before="auto" style:column-width="2.122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3.143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602cm"/>
    </style:style>
    <style:style style:name="co34" style:family="table-column">
      <style:table-column-properties fo:break-before="auto" style:column-width="2.238cm"/>
    </style:style>
    <style:style style:name="co35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9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14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Sockets.A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Sockets.E2">
          <table:error-message table:message-type="stop" table:display="true"/>
        </table:content-validation>
        <table:content-validation table:name="val4" table:base-cell-address="Sockets.F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Sockets.H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J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K2">
          <table:error-message table:message-type="stop" table:display="true"/>
        </table:content-validation>
        <table:content-validation table:name="val10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K130">
          <table:error-message table:message-type="stop" table:display="true"/>
        </table:content-validation>
        <table:content-validation table:name="val11" table:base-cell-address="Sockets.M2">
          <table:error-message table:message-type="stop" table:display="true"/>
        </table:content-validation>
        <table:content-validation table:name="val12" table:base-cell-address="Sockets.S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5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16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1" table:default-cell-style-name="ce11"/>
        <table:table-column table:style-name="co3" table:default-cell-style-name="ce11"/>
        <table:table-column table:style-name="co4" table:number-columns-repeated="4" table:default-cell-style-name="ce11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17"/>
        <table:table-column table:style-name="co6" table:default-cell-style-name="ce11"/>
        <table:table-column table:style-name="co1" table:default-cell-style-name="ce4"/>
        <table:table-column table:style-name="co1" table:default-cell-style-name="Default"/>
        <table:table-column table:style-name="co7" table:number-columns-repeated="24" table:default-cell-style-name="ce4"/>
        <table:table-column table:style-name="co1" table:default-cell-style-name="Default"/>
        <table:table-column table:style-name="co7" table:number-columns-repeated="8" table:default-cell-style-name="ce4"/>
        <table:table-column table:style-name="co1" table:default-cell-style-name="Default"/>
        <table:table-column table:style-name="co7" table:visibility="collapse" table:number-columns-repeated="24" table:default-cell-style-name="ce4"/>
        <table:table-column table:style-name="co1" table:default-cell-style-name="Default"/>
        <table:table-column table:style-name="co8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Enabled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>
            <text:p>Color</text:p>
          </table:table-cell>
          <table:table-cell table:style-name="ce12" office:value-type="string" calcext:value-type="string">
            <office:annotation office:display="true" draw:style-name="gr1" draw:text-style-name="P2" svg:width="5.543cm" svg:height="2.344cm" svg:x="12.112cm" svg:y="0cm" draw:caption-point-x="-0.045cm" draw:caption-point-y="0.01cm">
              <dc:date>2025-10-27T00:00:00</dc:date>
              <text:p text:style-name="P1">*) Only for CSV Director Import</text:p>
            </office:annotation>
            <text:p>Source*</text:p>
          </table:table-cell>
          <table:table-cell table:style-name="ce12" office:value-type="string" calcext:value-type="string">
            <text:p>Socket*</text:p>
          </table:table-cell>
          <table:table-cell table:style-name="ce12" office:value-type="string" calcext:value-type="string">
            <text:p>Gain*</text:p>
          </table:table-cell>
          <table:table-cell table:style-name="ce12" office:value-type="string" calcext:value-type="string">
            <text:p>Pad*</text:p>
          </table:table-cell>
          <table:table-cell table:style-name="ce12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9"/>
          <table:table-cell table:style-name="ce9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20"/>
          <table:table-cell table:style-name="ce21" table:formula="of:=CONCATENATE(&quot;DCA1 - &quot;;[$Groups.B2])" office:value-type="string" office:string-value="DCA1 - Drums" calcext:value-type="string">
            <text:p>DCA1 - Drums</text:p>
          </table:table-cell>
          <table:table-cell table:style-name="ce21" table:formula="of:=CONCATENATE(&quot;DCA2 - &quot;;[$Groups.B3])" office:value-type="string" office:string-value="DCA2 - Perc" calcext:value-type="string">
            <text:p>DCA2 - Perc</text:p>
          </table:table-cell>
          <table:table-cell table:style-name="ce21" table:formula="of:=CONCATENATE(&quot;DCA3 - &quot;;[$Groups.B4])" office:value-type="string" office:string-value="DCA3 - Bass" calcext:value-type="string">
            <text:p>DCA3 - Bass</text:p>
          </table:table-cell>
          <table:table-cell table:style-name="ce21" table:formula="of:=CONCATENATE(&quot;DCA4 - &quot;;[$Groups.B5])" office:value-type="string" office:string-value="DCA4 - Egit" calcext:value-type="string">
            <text:p>DCA4 - Egit</text:p>
          </table:table-cell>
          <table:table-cell table:style-name="ce21" table:formula="of:=CONCATENATE(&quot;DCA5 - &quot;;[$Groups.B6])" office:value-type="string" office:string-value="DCA5 - Accu" calcext:value-type="string">
            <text:p>DCA5 - Accu</text:p>
          </table:table-cell>
          <table:table-cell table:style-name="ce21" table:formula="of:=CONCATENATE(&quot;DCA6 - &quot;;[$Groups.B7])" office:value-type="string" office:string-value="DCA6 - Keys" calcext:value-type="string">
            <text:p>DCA6 - Keys</text:p>
          </table:table-cell>
          <table:table-cell table:style-name="ce21" table:formula="of:=CONCATENATE(&quot;DCA7 - &quot;;[$Groups.B8])" office:value-type="string" office:string-value="DCA7 - Lead" calcext:value-type="string">
            <text:p>DCA7 - Lead</text:p>
          </table:table-cell>
          <table:table-cell table:style-name="ce21" table:formula="of:=CONCATENATE(&quot;DCA8 - &quot;;[$Groups.B9])" office:value-type="string" office:string-value="DCA8 - BV" calcext:value-type="string">
            <text:p>DCA8 - BV</text:p>
          </table:table-cell>
          <table:table-cell table:style-name="ce21" table:formula="of:=CONCATENATE(&quot;DCA9 - &quot;;[$Groups.B10])" office:value-type="string" office:string-value="DCA9 - FX" calcext:value-type="string">
            <text:p>DCA9 - FX</text:p>
          </table:table-cell>
          <table:table-cell table:style-name="ce21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1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1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1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1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1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1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1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21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21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21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21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21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21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21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20"/>
          <table:table-cell table:style-name="ce21" office:value-type="string" calcext:value-type="string">
            <text:p>Mute1</text:p>
          </table:table-cell>
          <table:table-cell table:style-name="ce21" office:value-type="string" calcext:value-type="string">
            <text:p>Mute2</text:p>
          </table:table-cell>
          <table:table-cell table:style-name="ce21" office:value-type="string" calcext:value-type="string">
            <text:p>Mute3</text:p>
          </table:table-cell>
          <table:table-cell table:style-name="ce21" office:value-type="string" calcext:value-type="string">
            <text:p>Mute4</text:p>
          </table:table-cell>
          <table:table-cell table:style-name="ce21" office:value-type="string" calcext:value-type="string">
            <text:p>Mute5</text:p>
          </table:table-cell>
          <table:table-cell table:style-name="ce21" office:value-type="string" calcext:value-type="string">
            <text:p>Mute6</text:p>
          </table:table-cell>
          <table:table-cell table:style-name="ce21" office:value-type="string" calcext:value-type="string">
            <text:p>Mute7</text:p>
          </table:table-cell>
          <table:table-cell table:style-name="ce21" office:value-type="string" calcext:value-type="string">
            <text:p>Mute8</text:p>
          </table:table-cell>
          <table:table-cell table:style-name="ce20"/>
          <table:table-cell table:style-name="ce21" office:value-type="string" calcext:value-type="string">
            <text:p>DCA1</text:p>
          </table:table-cell>
          <table:table-cell table:style-name="ce21" office:value-type="string" calcext:value-type="string">
            <text:p>DCA2</text:p>
          </table:table-cell>
          <table:table-cell table:style-name="ce21" office:value-type="string" calcext:value-type="string">
            <text:p>DCA3</text:p>
          </table:table-cell>
          <table:table-cell table:style-name="ce21" office:value-type="string" calcext:value-type="string">
            <text:p>DCA4</text:p>
          </table:table-cell>
          <table:table-cell table:style-name="ce21" office:value-type="string" calcext:value-type="string">
            <text:p>DCA5</text:p>
          </table:table-cell>
          <table:table-cell table:style-name="ce21" office:value-type="string" calcext:value-type="string">
            <text:p>DCA6</text:p>
          </table:table-cell>
          <table:table-cell table:style-name="ce21" office:value-type="string" calcext:value-type="string">
            <text:p>DCA7</text:p>
          </table:table-cell>
          <table:table-cell table:style-name="ce21" office:value-type="string" calcext:value-type="string">
            <text:p>DCA8</text:p>
          </table:table-cell>
          <table:table-cell table:style-name="ce21" office:value-type="string" calcext:value-type="string">
            <text:p>DCA9</text:p>
          </table:table-cell>
          <table:table-cell table:style-name="ce21" office:value-type="string" calcext:value-type="string">
            <text:p>DCA10</text:p>
          </table:table-cell>
          <table:table-cell table:style-name="ce21" office:value-type="string" calcext:value-type="string">
            <text:p>DCA11</text:p>
          </table:table-cell>
          <table:table-cell table:style-name="ce21" office:value-type="string" calcext:value-type="string">
            <text:p>DCA12</text:p>
          </table:table-cell>
          <table:table-cell table:style-name="ce21" office:value-type="string" calcext:value-type="string">
            <text:p>DCA13</text:p>
          </table:table-cell>
          <table:table-cell table:style-name="ce21" office:value-type="string" calcext:value-type="string">
            <text:p>DCA14</text:p>
          </table:table-cell>
          <table:table-cell table:style-name="ce21" office:value-type="string" calcext:value-type="string">
            <text:p>DCA15</text:p>
          </table:table-cell>
          <table:table-cell table:style-name="ce21" office:value-type="string" calcext:value-type="string">
            <text:p>DCA16</text:p>
          </table:table-cell>
          <table:table-cell table:style-name="ce21" office:value-type="string" calcext:value-type="string">
            <text:p>DCA17</text:p>
          </table:table-cell>
          <table:table-cell table:style-name="ce21" office:value-type="string" calcext:value-type="string">
            <text:p>DCA18</text:p>
          </table:table-cell>
          <table:table-cell table:style-name="ce21" office:value-type="string" calcext:value-type="string">
            <text:p>DCA19</text:p>
          </table:table-cell>
          <table:table-cell table:style-name="ce21" office:value-type="string" calcext:value-type="string">
            <text:p>DCA20</text:p>
          </table:table-cell>
          <table:table-cell table:style-name="ce21" office:value-type="string" calcext:value-type="string">
            <text:p>DCA21</text:p>
          </table:table-cell>
          <table:table-cell table:style-name="ce21" office:value-type="string" calcext:value-type="string">
            <text:p>DCA22</text:p>
          </table:table-cell>
          <table:table-cell table:style-name="ce21" office:value-type="string" calcext:value-type="string">
            <text:p>DCA23</text:p>
          </table:table-cell>
          <table:table-cell table:style-name="ce21" office:value-type="string" calcext:value-type="string">
            <text:p>DCA24</text:p>
          </table:table-cell>
          <table:table-cell table:style-name="ce20" office:value-type="string" calcext:value-type="string">
            <text:p>Hidden Helper Cells – Please dont touch</text:p>
          </table:table-cell>
          <table:table-cell table:style-name="ce21" table:number-columns-repeated="8"/>
          <table:table-cell table:style-name="ce20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KickIn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KickOu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SnTop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" calcext:value-type="float">
            <text:p>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nBo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a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" calcext:value-type="float">
            <text:p>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Rack1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" calcext:value-type="float">
            <text:p>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Rack2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7" calcext:value-type="float">
            <text:p>7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Floor1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loor2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9" calcext:value-type="float">
            <text:p>9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ide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0" calcext:value-type="float">
            <text:p>10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OH L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1" calcext:value-type="float">
            <text:p>1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OH R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ajon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3" calcext:value-type="float">
            <text:p>1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2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4" calcext:value-type="float">
            <text:p>1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5" calcext:value-type="float">
            <text:p>1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6" calcext:value-type="float">
            <text:p>1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assDI</text:p>
          </table:table-cell>
          <table:table-cell table:style-name="ce10" table:content-validation-name="val2" office:value-type="string" calcext:value-type="string">
            <text:p>red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7" calcext:value-type="float">
            <text:p>17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1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 office:value-type="string" office:string-value="x" calcext:value-type="string">
            <text:p>x</text:p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assMi</text:p>
          </table:table-cell>
          <table:table-cell table:style-name="ce10" table:content-validation-name="val2" office:value-type="string" calcext:value-type="string">
            <text:p>red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8" calcext:value-type="float">
            <text:p>18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1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 office:value-type="string" office:string-value="x" calcext:value-type="string">
            <text:p>x</text:p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EGit1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9" calcext:value-type="float">
            <text:p>19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 office:value-type="string" office:string-value="x" calcext:value-type="string">
            <text:p>x</text:p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EGit1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0" calcext:value-type="float">
            <text:p>20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 office:value-type="string" office:string-value="x" calcext:value-type="string">
            <text:p>x</text:p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EGit2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1" calcext:value-type="float">
            <text:p>2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 office:value-type="string" office:string-value="x" calcext:value-type="string">
            <text:p>x</text:p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EGit2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2" calcext:value-type="float">
            <text:p>2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 office:value-type="string" office:string-value="x" calcext:value-type="string">
            <text:p>x</text:p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Git3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3" calcext:value-type="float">
            <text:p>2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 office:value-type="string" office:string-value="x" calcext:value-type="string">
            <text:p>x</text:p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EGit3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4" calcext:value-type="float">
            <text:p>2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 office:value-type="string" office:string-value="x" calcext:value-type="string">
            <text:p>x</text:p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Git1L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5" calcext:value-type="float">
            <text:p>2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 office:value-type="string" office:string-value="x" calcext:value-type="string">
            <text:p>x</text:p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AGit2R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6" calcext:value-type="float">
            <text:p>2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 office:value-type="string" office:string-value="x" calcext:value-type="string">
            <text:p>x</text:p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AGit2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7" calcext:value-type="float">
            <text:p>27</text:p>
          </table:table-cell>
          <table:table-cell table:style-name="ce17" table:number-columns-repeated="3"/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 office:value-type="string" office:string-value="x" calcext:value-type="string">
            <text:p>x</text:p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Git3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8" calcext:value-type="float">
            <text:p>2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 office:value-type="string" office:string-value="x" calcext:value-type="string">
            <text:p>x</text:p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y1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9" calcext:value-type="float">
            <text:p>2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 office:value-type="string" office:string-value="x" calcext:value-type="string">
            <text:p>x</text:p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Key1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0" calcext:value-type="float">
            <text:p>3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 office:value-type="string" office:string-value="x" calcext:value-type="string">
            <text:p>x</text:p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Key2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1" calcext:value-type="float">
            <text:p>3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 office:value-type="string" office:string-value="x" calcext:value-type="string">
            <text:p>x</text:p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Key2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2" calcext:value-type="float">
            <text:p>3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 office:value-type="string" office:string-value="x" calcext:value-type="string">
            <text:p>x</text:p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Key3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3" calcext:value-type="float">
            <text:p>3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 office:value-type="string" office:string-value="x" calcext:value-type="string">
            <text:p>x</text:p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Key3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4" calcext:value-type="float">
            <text:p>3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 office:value-type="string" office:string-value="x" calcext:value-type="string">
            <text:p>x</text:p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Key4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5" calcext:value-type="float">
            <text:p>3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 office:value-type="string" office:string-value="x" calcext:value-type="string">
            <text:p>x</text:p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Key4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6" calcext:value-type="float">
            <text:p>3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 office:value-type="string" office:string-value="x" calcext:value-type="string">
            <text:p>x</text:p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Divrs1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7" calcext:value-type="float">
            <text:p>3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Divrs2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8" calcext:value-type="float">
            <text:p>3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Divrs3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9" calcext:value-type="float">
            <text:p>3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Divrs4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0" calcext:value-type="float">
            <text:p>4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Lead1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1" calcext:value-type="float">
            <text:p>4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 office:value-type="string" office:string-value="x" calcext:value-type="string">
            <text:p>x</text:p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ad2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2" calcext:value-type="float">
            <text:p>4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 office:value-type="string" office:string-value="x" calcext:value-type="string">
            <text:p>x</text:p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ead3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3" calcext:value-type="float">
            <text:p>4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 office:value-type="string" office:string-value="x" calcext:value-type="string">
            <text:p>x</text:p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ead4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4" calcext:value-type="float">
            <text:p>4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 office:value-type="string" office:string-value="x" calcext:value-type="string">
            <text:p>x</text:p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BV1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5" calcext:value-type="float">
            <text:p>4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 office:value-type="string" office:string-value="x" calcext:value-type="string">
            <text:p>x</text:p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BV2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6" calcext:value-type="float">
            <text:p>4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 office:value-type="string" office:string-value="x" calcext:value-type="string">
            <text:p>x</text:p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BV3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7" calcext:value-type="float">
            <text:p>4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 office:value-type="string" office:string-value="x" calcext:value-type="string">
            <text:p>x</text:p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BV4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8" calcext:value-type="float">
            <text:p>4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 office:value-type="string" office:string-value="x" calcext:value-type="string">
            <text:p>x</text:p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9" calcext:value-type="float">
            <text:p>4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 table:formula="of:=IF([.AP50]=&quot;x&quot;;&quot;x&quot;;IF([.AP5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0" calcext:value-type="float">
            <text:p>5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 table:formula="of:=IF([.AP51]=&quot;x&quot;;&quot;x&quot;;IF([.AP5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1" calcext:value-type="float">
            <text:p>5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 table:formula="of:=IF([.AP52]=&quot;x&quot;;&quot;x&quot;;IF([.AP5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2" calcext:value-type="float">
            <text:p>5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 table:formula="of:=IF([.AP53]=&quot;x&quot;;&quot;x&quot;;IF([.AP5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3" calcext:value-type="float">
            <text:p>5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 table:formula="of:=IF([.AP54]=&quot;x&quot;;&quot;x&quot;;IF([.AP5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4" calcext:value-type="float">
            <text:p>5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 table:formula="of:=IF([.AP55]=&quot;x&quot;;&quot;x&quot;;IF([.AP5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5" calcext:value-type="float">
            <text:p>5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 table:formula="of:=IF([.AP56]=&quot;x&quot;;&quot;x&quot;;IF([.AP5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6" calcext:value-type="float">
            <text:p>5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 table:formula="of:=IF([.AP57]=&quot;x&quot;;&quot;x&quot;;IF([.AP5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7" calcext:value-type="float">
            <text:p>5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 table:formula="of:=IF([.AP58]=&quot;x&quot;;&quot;x&quot;;IF([.AP5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8" calcext:value-type="float">
            <text:p>5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 table:formula="of:=IF([.AP59]=&quot;x&quot;;&quot;x&quot;;IF([.AP5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9" calcext:value-type="float">
            <text:p>5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 table:formula="of:=IF([.AP60]=&quot;x&quot;;&quot;x&quot;;IF([.AP6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0" calcext:value-type="float">
            <text:p>6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 table:formula="of:=IF([.AP61]=&quot;x&quot;;&quot;x&quot;;IF([.AP6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1" calcext:value-type="float">
            <text:p>6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 table:formula="of:=IF([.AP62]=&quot;x&quot;;&quot;x&quot;;IF([.AP6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2" calcext:value-type="float">
            <text:p>6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 table:formula="of:=IF([.AP63]=&quot;x&quot;;&quot;x&quot;;IF([.AP6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3" calcext:value-type="float">
            <text:p>6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 table:formula="of:=IF([.AP64]=&quot;x&quot;;&quot;x&quot;;IF([.AP6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4" calcext:value-type="float">
            <text:p>6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 table:formula="of:=IF([.AP65]=&quot;x&quot;;&quot;x&quot;;IF([.AP6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 table:formula="of:=IF([.AP66]=&quot;x&quot;;&quot;x&quot;;IF([.AP6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 table:formula="of:=IF([.AP67]=&quot;x&quot;;&quot;x&quot;;IF([.AP6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 table:formula="of:=IF([.AP68]=&quot;x&quot;;&quot;x&quot;;IF([.AP6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 table:formula="of:=IF([.AP69]=&quot;x&quot;;&quot;x&quot;;IF([.AP6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 table:formula="of:=IF([.AP70]=&quot;x&quot;;&quot;x&quot;;IF([.AP7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 table:formula="of:=IF([.AP71]=&quot;x&quot;;&quot;x&quot;;IF([.AP7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 table:formula="of:=IF([.AP72]=&quot;x&quot;;&quot;x&quot;;IF([.AP7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 table:formula="of:=IF([.AP73]=&quot;x&quot;;&quot;x&quot;;IF([.AP7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 table:formula="of:=IF([.AP74]=&quot;x&quot;;&quot;x&quot;;IF([.AP7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 table:formula="of:=IF([.AP75]=&quot;x&quot;;&quot;x&quot;;IF([.AP7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 table:formula="of:=IF([.AP76]=&quot;x&quot;;&quot;x&quot;;IF([.AP7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 table:formula="of:=IF([.AP77]=&quot;x&quot;;&quot;x&quot;;IF([.AP7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 table:formula="of:=IF([.AP78]=&quot;x&quot;;&quot;x&quot;;IF([.AP7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 table:formula="of:=IF([.AP79]=&quot;x&quot;;&quot;x&quot;;IF([.AP7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 table:formula="of:=IF([.AP80]=&quot;x&quot;;&quot;x&quot;;IF([.AP8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 table:formula="of:=IF([.AP81]=&quot;x&quot;;&quot;x&quot;;IF([.AP8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 table:formula="of:=IF([.AP82]=&quot;x&quot;;&quot;x&quot;;IF([.AP8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 table:formula="of:=IF([.AP83]=&quot;x&quot;;&quot;x&quot;;IF([.AP8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 table:formula="of:=IF([.AP84]=&quot;x&quot;;&quot;x&quot;;IF([.AP8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 table:formula="of:=IF([.AP85]=&quot;x&quot;;&quot;x&quot;;IF([.AP8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 table:formula="of:=IF([.AP86]=&quot;x&quot;;&quot;x&quot;;IF([.AP8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 table:formula="of:=IF([.AP87]=&quot;x&quot;;&quot;x&quot;;IF([.AP8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 table:formula="of:=IF([.AP88]=&quot;x&quot;;&quot;x&quot;;IF([.AP8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 table:formula="of:=IF([.AP89]=&quot;x&quot;;&quot;x&quot;;IF([.AP8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 table:formula="of:=IF([.AP90]=&quot;x&quot;;&quot;x&quot;;IF([.AP9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 table:formula="of:=IF([.AP91]=&quot;x&quot;;&quot;x&quot;;IF([.AP9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 table:formula="of:=IF([.AP92]=&quot;x&quot;;&quot;x&quot;;IF([.AP9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 table:formula="of:=IF([.AP93]=&quot;x&quot;;&quot;x&quot;;IF([.AP9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 table:formula="of:=IF([.AP94]=&quot;x&quot;;&quot;x&quot;;IF([.AP9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 table:formula="of:=IF([.AP95]=&quot;x&quot;;&quot;x&quot;;IF([.AP9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 table:formula="of:=IF([.AP96]=&quot;x&quot;;&quot;x&quot;;IF([.AP9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 table:formula="of:=IF([.AP97]=&quot;x&quot;;&quot;x&quot;;IF([.AP9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 table:formula="of:=IF([.AP98]=&quot;x&quot;;&quot;x&quot;;IF([.AP9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 table:formula="of:=IF([.AP99]=&quot;x&quot;;&quot;x&quot;;IF([.AP9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 table:formula="of:=IF([.AP100]=&quot;x&quot;;&quot;x&quot;;IF([.AP10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 table:formula="of:=IF([.AP101]=&quot;x&quot;;&quot;x&quot;;IF([.AP10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 table:formula="of:=IF([.AP102]=&quot;x&quot;;&quot;x&quot;;IF([.AP10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 table:formula="of:=IF([.AP103]=&quot;x&quot;;&quot;x&quot;;IF([.AP10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 table:formula="of:=IF([.AP104]=&quot;x&quot;;&quot;x&quot;;IF([.AP10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 table:formula="of:=IF([.AP105]=&quot;x&quot;;&quot;x&quot;;IF([.AP10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 table:formula="of:=IF([.AP106]=&quot;x&quot;;&quot;x&quot;;IF([.AP10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 table:formula="of:=IF([.AP107]=&quot;x&quot;;&quot;x&quot;;IF([.AP10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 table:formula="of:=IF([.AP108]=&quot;x&quot;;&quot;x&quot;;IF([.AP10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 table:formula="of:=IF([.AP109]=&quot;x&quot;;&quot;x&quot;;IF([.AP10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 table:formula="of:=IF([.AP110]=&quot;x&quot;;&quot;x&quot;;IF([.AP11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 table:formula="of:=IF([.AP111]=&quot;x&quot;;&quot;x&quot;;IF([.AP11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 table:formula="of:=IF([.AP112]=&quot;x&quot;;&quot;x&quot;;IF([.AP11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 table:formula="of:=IF([.AP113]=&quot;x&quot;;&quot;x&quot;;IF([.AP11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 table:formula="of:=IF([.AP114]=&quot;x&quot;;&quot;x&quot;;IF([.AP11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 table:formula="of:=IF([.AP115]=&quot;x&quot;;&quot;x&quot;;IF([.AP11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 table:formula="of:=IF([.AP116]=&quot;x&quot;;&quot;x&quot;;IF([.AP11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 table:formula="of:=IF([.AP117]=&quot;x&quot;;&quot;x&quot;;IF([.AP11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 table:formula="of:=IF([.AP118]=&quot;x&quot;;&quot;x&quot;;IF([.AP11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 table:formula="of:=IF([.AP119]=&quot;x&quot;;&quot;x&quot;;IF([.AP11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 table:formula="of:=IF([.AP120]=&quot;x&quot;;&quot;x&quot;;IF([.AP12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 table:formula="of:=IF([.AP121]=&quot;x&quot;;&quot;x&quot;;IF([.AP12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 table:formula="of:=IF([.AP122]=&quot;x&quot;;&quot;x&quot;;IF([.AP12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 table:formula="of:=IF([.AP123]=&quot;x&quot;;&quot;x&quot;;IF([.AP12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 table:formula="of:=IF([.AP124]=&quot;x&quot;;&quot;x&quot;;IF([.AP12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 table:formula="of:=IF([.AP125]=&quot;x&quot;;&quot;x&quot;;IF([.AP12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 table:formula="of:=IF([.AP126]=&quot;x&quot;;&quot;x&quot;;IF([.AP12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 table:formula="of:=IF([.AP127]=&quot;x&quot;;&quot;x&quot;;IF([.AP12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 table:formula="of:=IF([.AP128]=&quot;x&quot;;&quot;x&quot;;IF([.AP12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 table:formula="of:=IF([.AP129]=&quot;x&quot;;&quot;x&quot;;IF([.AP12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6" table:content-validation-name="val10"/>
          <table:table-cell table:number-columns-repeated="16373"/>
        </table:table-row>
        <table:table-row table:style-name="ro2">
          <table:table-cell/>
          <table:table-cell table:style-name="ce4"/>
          <table:table-cell table:number-columns-repeated="8"/>
          <table:table-cell table:style-name="ce16" table:content-validation-name="val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8"/>
          <table:table-cell/>
          <table:table-cell table:style-name="ce14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1:Channels.P1048576 Channels.Q2:Channels.Q129 Channels.G1:Channels.I1 Channels.H130:Channels.I1048576 Channels.G29:Channels.G1048576 Channels.D134:Channels.F1048576 Channels.D133:Channels.D133 Channels.F133:Channels.F133 Channels.D1:Channels.F132 Channels.A2:Channels.A129">
            <calcext:condition calcext:apply-style-name="ConditionalStyle_1" calcext:value="=&quot;purple&quot;" calcext:base-cell-address="Channels.A2"/>
            <calcext:condition calcext:apply-style-name="ConditionalStyle_2" calcext:value="=&quot;light blue&quot;" calcext:base-cell-address="Channels.A2"/>
            <calcext:condition calcext:apply-style-name="ConditionalStyle_3" calcext:value="=&quot;green&quot;" calcext:base-cell-address="Channels.A2"/>
            <calcext:condition calcext:apply-style-name="ConditionalStyle_4" calcext:value="=&quot;red&quot;" calcext:base-cell-address="Channels.A2"/>
            <calcext:condition calcext:apply-style-name="ConditionalStyle_5" calcext:value="=&quot;black&quot;" calcext:base-cell-address="Channels.A2"/>
            <calcext:condition calcext:apply-style-name="ConditionalStyle_6" calcext:value="=&quot;yellow&quot;" calcext:base-cell-address="Channels.A2"/>
            <calcext:condition calcext:apply-style-name="ConditionalStyle_7" calcext:value="=&quot;blue&quot;" calcext:base-cell-address="Channels.A2"/>
          </calcext:conditional-format>
        </calcext:conditional-formats>
      </table:table>
      <table:table table:name="Sockets" table:style-name="ta2">
        <table:table-column table:style-name="co9" table:default-cell-style-name="ce17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8" table:default-cell-style-name="ce4"/>
        <table:table-column table:style-name="co13" table:number-columns-repeated="4" table:default-cell-style-name="ce4"/>
        <table:table-column table:style-name="co12" table:default-cell-style-name="ce4"/>
        <table:table-column table:style-name="co12" table:number-columns-repeated="2" table:default-cell-style-name="ce17"/>
        <table:table-column table:style-name="co13" table:number-columns-repeated="2" table:default-cell-style-name="ce17"/>
        <table:table-column table:style-name="co14" table:number-columns-repeated="16363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4"/>
        <table:table-column table:style-name="co15" table:number-columns-repeated="2" table:default-cell-style-name="ce17"/>
        <table:table-column table:style-name="co16" table:default-cell-style-name="ce17"/>
        <table:table-column table:style-name="co16" table:default-cell-style-name="ce4"/>
        <table:table-column table:style-name="co17" table:default-cell-style-name="ce17"/>
        <table:table-column table:style-name="co14" table:default-cell-style-name="Default"/>
        <table:table-column table:style-name="co14" table:visibility="collapse" table:default-cell-style-name="ce4"/>
        <table:table-column table:style-name="co18" table:number-columns-repeated="2" table:default-cell-style-name="ce4"/>
        <table:table-column table:style-name="co19" table:default-cell-style-name="ce17"/>
        <table:table-column table:style-name="co14" table:default-cell-style-name="Default"/>
        <table:table-column table:style-name="co14" table:visibility="collapse" table:default-cell-style-name="ce17"/>
        <table:table-column table:style-name="co14" table:default-cell-style-name="Default"/>
        <table:table-column table:style-name="co14" table:default-cell-style-name="ce4"/>
        <table:table-column table:style-name="co15" table:default-cell-style-name="ce17"/>
        <table:table-column table:style-name="co14" table:default-cell-style-name="Default"/>
        <table:table-column table:style-name="co14" table:visibility="collapse" table:default-cell-style-name="ce4"/>
        <table:table-column table:style-name="co20" table:number-columns-repeated="2" table:default-cell-style-name="ce4"/>
        <table:table-column table:style-name="co21" table:default-cell-style-name="ce17"/>
        <table:table-column table:style-name="co22" table:default-cell-style-name="ce17"/>
        <table:table-column table:style-name="co14" table:visibility="collapse" table:default-cell-style-name="ce4"/>
        <table:table-column table:style-name="co15" table:number-columns-repeated="2" table:default-cell-style-name="ce4"/>
        <table:table-column table:style-name="co18" table:default-cell-style-name="ce17"/>
        <table:table-column table:style-name="co23" table:default-cell-style-name="ce17"/>
        <table:table-column table:style-name="co16" table:visibility="collapse" table:default-cell-style-name="ce17"/>
        <table:table-column table:style-name="co20" table:default-cell-style-name="ce17"/>
        <table:table-column table:style-name="co20" table:default-cell-style-name="ce4"/>
        <table:table-column table:style-name="co24" table:default-cell-style-name="ce17"/>
        <table:table-column table:style-name="co21" table:default-cell-style-name="ce17"/>
        <table:table-column table:style-name="co14" table:visibility="collapse" table:default-cell-style-name="ce4"/>
        <table:table-column table:style-name="co25" table:default-cell-style-name="ce4"/>
        <table:table-column table:style-name="co25" table:default-cell-style-name="ce17"/>
        <table:table-column table:style-name="co14" table:number-columns-repeated="2" table:default-cell-style-name="Default"/>
        <table:table-column table:style-name="co14" table:visibility="collapse" table:default-cell-style-name="ce17"/>
        <table:table-column table:style-name="co24" table:number-columns-repeated="2" table:default-cell-style-name="ce17"/>
        <table:table-column table:style-name="co14" table:number-columns-repeated="2" table:default-cell-style-name="Default"/>
        <table:table-column table:style-name="co14" table:visibility="collapse" table:default-cell-style-name="ce17"/>
        <table:table-column table:style-name="co14" table:number-columns-repeated="2" table:default-cell-style-name="Default"/>
        <table:table-column table:style-name="co26" table:default-cell-style-name="ce17"/>
        <table:table-column table:style-name="co27" table:default-cell-style-name="ce17"/>
        <table:table-column table:style-name="co14" table:default-cell-style-name="Default"/>
        <table:table-column table:style-name="co28" table:default-cell-style-name="ce17"/>
        <table:table-column table:style-name="co29" table:default-cell-style-name="ce17"/>
        <table:table-column table:style-name="co14" table:number-columns-repeated="3" table:default-cell-style-name="Default"/>
        <table:table-column table:style-name="co30" table:default-cell-style-name="ce17"/>
        <table:table-column table:style-name="co31" table:default-cell-style-name="ce17"/>
        <table:table-column table:style-name="co14" table:number-columns-repeated="16329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4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4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4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7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7"/>
          <table:table-cell table:style-name="ce35" office:value-type="string" calcext:value-type="string">
            <text:p>UFX Send</text:p>
          </table:table-cell>
          <table:table-cell table:style-name="ce35" office:value-type="string" calcext:value-type="string">
            <text:p>UFX Name</text:p>
          </table:table-cell>
          <table:table-cell table:style-name="ce35" office:value-type="string" calcext:value-type="string">
            <text:p>UFX Color</text:p>
          </table:table-cell>
          <table:table-cell table:style-name="ce17"/>
          <table:table-cell table:style-name="ce45" office:value-type="string" calcext:value-type="string">
            <text:p>UFX Return</text:p>
          </table:table-cell>
          <table:table-cell table:style-name="ce45" office:value-type="string" calcext:value-type="string">
            <text:p>UFX Return Name</text:p>
          </table:table-cell>
          <table:table-cell table:style-name="ce45" office:value-type="string" calcext:value-type="string">
            <text:p>UFX Return Color</text:p>
          </table:table-cell>
          <table:table-cell table:style-name="ce17" table:number-columns-repeated="16329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rums</text:p>
          </table:table-cell>
          <table:table-cell table:style-name="ce33" table:content-validation-name="val15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Ret1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Perc</text:p>
          </table:table-cell>
          <table:table-cell table:style-name="ce33" table:content-validation-name="val15" office:value-type="string" calcext:value-type="string">
            <text:p>blue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3" table:content-validation-name="val15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Ret2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Bass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Ret3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Egit</text:p>
          </table:table-cell>
          <table:table-cell table:style-name="ce33" table:content-validation-name="val15" office:value-type="string" calcext:value-type="string">
            <text:p>yellow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Ret4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Accu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Ret5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Keys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Ret6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Lead</text:p>
          </table:table-cell>
          <table:table-cell table:style-name="ce33" table:content-validation-name="val15" office:value-type="string" calcext:value-type="string">
            <text:p>whit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7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Ret7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BV</text:p>
          </table:table-cell>
          <table:table-cell table:style-name="ce33" table:content-validation-name="val15" office:value-type="string" calcext:value-type="string">
            <text:p>purple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3" table:content-validation-name="val15" office:value-type="string" calcext:value-type="string">
            <text:p>green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8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Ret8</text:p>
          </table:table-cell>
          <table:table-cell table:style-name="ce33" table:content-validation-name="val15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FX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1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4]&lt;&gt;CONCATENATE(&quot;Fx&quot;;[.AI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Fx13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4]&lt;&gt;CONCATENATE(&quot;StFx&quot;;[.AN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Ret13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1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5]&lt;&gt;CONCATENATE(&quot;Fx&quot;;[.AI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Fx14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5]&lt;&gt;CONCATENATE(&quot;StFx&quot;;[.AN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Ret14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1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6]&lt;&gt;CONCATENATE(&quot;Fx&quot;;[.AI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Fx15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6]&lt;&gt;CONCATENATE(&quot;StFx&quot;;[.AN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Ret15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1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J17]&lt;&gt;CONCATENATE(&quot;Fx&quot;;[.AI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Fx16</text:p>
          </table:table-cell>
          <table:table-cell table:style-name="ce33" table:content-validation-name="val15" office:value-type="string" calcext:value-type="string">
            <text:p>light blue</text:p>
          </table:table-cell>
          <table:table-cell table:style-name="ce4" table:formula="of:=IF([.AO17]&lt;&gt;CONCATENATE(&quot;StFx&quot;;[.AN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Ret16</text:p>
          </table:table-cell>
          <table:table-cell table:style-name="ce33" table:content-validation-name="val15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Dca17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18" calcext:value-type="float">
            <text:p>18</text:p>
          </table:table-cell>
          <table:table-cell table:style-name="ce32" office:value-type="string" calcext:value-type="string">
            <text:p>Dca18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Dca19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Dca20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1" calcext:value-type="float">
            <text:p>21</text:p>
          </table:table-cell>
          <table:table-cell table:style-name="ce32" office:value-type="string" calcext:value-type="string">
            <text:p>Dca21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Aux2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2]&lt;&gt;CONCATENATE(&quot;STAux&quot;;[.J2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Grp2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Mtx2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2" calcext:value-type="float">
            <text:p>22</text:p>
          </table:table-cell>
          <table:table-cell table:style-name="ce32" office:value-type="string" calcext:value-type="string">
            <text:p>Dca22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Aux2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3]&lt;&gt;CONCATENATE(&quot;STAux&quot;;[.J2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Grp2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Mtx2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3" calcext:value-type="float">
            <text:p>23</text:p>
          </table:table-cell>
          <table:table-cell table:style-name="ce32" office:value-type="string" calcext:value-type="string">
            <text:p>Dca23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Aux2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4]&lt;&gt;CONCATENATE(&quot;STAux&quot;;[.J2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Grp2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Mtx2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4" calcext:value-type="float">
            <text:p>24</text:p>
          </table:table-cell>
          <table:table-cell table:style-name="ce32" office:value-type="string" calcext:value-type="string">
            <text:p>Dca24</text:p>
          </table:table-cell>
          <table:table-cell table:style-name="ce33" table:content-validation-name="val15" office:value-type="string" calcext:value-type="string">
            <text:p>red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Aux2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5]&lt;&gt;CONCATENATE(&quot;STAux&quot;;[.J2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Grp2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Mtx2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Aux2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6]&lt;&gt;CONCATENATE(&quot;STAux&quot;;[.J2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Grp2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Mtx2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Aux2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7]&lt;&gt;CONCATENATE(&quot;STAux&quot;;[.J2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Grp2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Mtx2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Aux2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8]&lt;&gt;CONCATENATE(&quot;STAux&quot;;[.J2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Grp2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Mtx2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Aux2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29]&lt;&gt;CONCATENATE(&quot;STAux&quot;;[.J2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Grp2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Mtx2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Aux2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30]&lt;&gt;CONCATENATE(&quot;STAux&quot;;[.J3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Grp2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Mtx2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Aux3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31]&lt;&gt;CONCATENATE(&quot;STAux&quot;;[.J3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Grp3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Mtx3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Aux3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style-name="ce4" table:formula="of:=IF([.K32]&lt;&gt;CONCATENATE(&quot;STAux&quot;;[.J3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Grp3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Mtx3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6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6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3" table:content-validation-name="val16"/>
          <table:table-cell table:number-columns-repeated="3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4" table:content-validation-name="val16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Aux4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Grp4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Mtx4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2]&lt;&gt;CONCATENATE(&quot;Mtx&quot;;[.Y4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Aux4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Grp4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Mtx4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3]&lt;&gt;CONCATENATE(&quot;Mtx&quot;;[.Y4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Aux4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Grp4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Mtx4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4]&lt;&gt;CONCATENATE(&quot;Mtx&quot;;[.Y4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Aux4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Grp4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Mtx4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5]&lt;&gt;CONCATENATE(&quot;Mtx&quot;;[.Y4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Aux4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Grp4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Mtx4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6]&lt;&gt;CONCATENATE(&quot;Mtx&quot;;[.Y4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Aux4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Grp4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Mtx4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7]&lt;&gt;CONCATENATE(&quot;Mtx&quot;;[.Y4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Aux4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Grp4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Mtx4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8]&lt;&gt;CONCATENATE(&quot;Mtx&quot;;[.Y4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Aux4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Grp4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Mtx4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49]&lt;&gt;CONCATENATE(&quot;Mtx&quot;;[.Y4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Aux4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Grp4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Mtx4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0]&lt;&gt;CONCATENATE(&quot;Mtx&quot;;[.Y5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Aux5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Grp5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Mtx5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1]&lt;&gt;CONCATENATE(&quot;Mtx&quot;;[.Y5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Aux5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Grp5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Mtx5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2]&lt;&gt;CONCATENATE(&quot;Mtx&quot;;[.Y5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Aux5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Grp5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Mtx5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3]&lt;&gt;CONCATENATE(&quot;Mtx&quot;;[.Y5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Aux53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Grp53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Mtx53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4]&lt;&gt;CONCATENATE(&quot;Mtx&quot;;[.Y5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Aux54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Grp54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Mtx54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5]&lt;&gt;CONCATENATE(&quot;Mtx&quot;;[.Y5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Aux55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Grp55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Mtx55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6]&lt;&gt;CONCATENATE(&quot;Mtx&quot;;[.Y5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Aux56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Grp56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Mtx56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7]&lt;&gt;CONCATENATE(&quot;Mtx&quot;;[.Y5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Aux57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Grp57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Mtx57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8]&lt;&gt;CONCATENATE(&quot;Mtx&quot;;[.Y5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Aux58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Grp58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Mtx58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59]&lt;&gt;CONCATENATE(&quot;Mtx&quot;;[.Y5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Aux59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Grp59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Mtx59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60]&lt;&gt;CONCATENATE(&quot;Mtx&quot;;[.Y6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Aux60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Grp60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Mtx60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61]&lt;&gt;CONCATENATE(&quot;Mtx&quot;;[.Y6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Aux61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Grp61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Mtx61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62]&lt;&gt;CONCATENATE(&quot;Mtx&quot;;[.Y6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Aux62</text:p>
          </table:table-cell>
          <table:table-cell table:style-name="ce38" table:content-validation-name="val15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Grp62</text:p>
          </table:table-cell>
          <table:table-cell table:style-name="ce38" table:content-validation-name="val15" office:value-type="string" calcext:value-type="string">
            <text:p>blue</text:p>
          </table:table-cell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Mtx62</text:p>
          </table:table-cell>
          <table:table-cell table:style-name="ce38" table:content-validation-name="val15" office:value-type="string" calcext:value-type="string">
            <text:p>purple</text:p>
          </table:table-cell>
          <table:table-cell table:style-name="ce4" table:formula="of:=IF([.Z63]&lt;&gt;CONCATENATE(&quot;Mtx&quot;;[.Y6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5"/>
          <table:table-cell table:style-name="ce37"/>
          <table:table-cell table:style-name="ce39" table:content-validation-name="val16"/>
          <table:table-cell table:number-columns-repeated="8"/>
          <table:table-cell table:style-name="ce37"/>
          <table:table-cell table:style-name="ce39" table:content-validation-name="val16"/>
          <table:table-cell table:number-columns-repeated="9"/>
          <table:table-cell table:style-name="ce39" table:content-validation-name="val16"/>
          <table:table-cell table:number-columns-repeated="28"/>
        </table:table-row>
        <table:table-row table:style-name="ro2">
          <table:table-cell table:number-columns-repeated="6"/>
          <table:table-cell table:style-name="ce39" table:content-validation-name="val16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M2:.M63];1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9" table:content-validation-name="val16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6"/>
          <table:table-cell table:style-name="ce4" table:formula="of:=COUNTIF([.AB2:.AB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AL2:.AL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0" calcext:value-type="float">
            <text:p>0</text:p>
          </table:table-cell>
          <table:table-cell table:style-name="ce4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2" table:default-cell-style-name="ce48"/>
        <table:table-column table:style-name="co32" table:number-columns-repeated="2" table:default-cell-style-name="ce52"/>
        <table:table-column table:style-name="co32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4">
          <table:table-cell table:style-name="ce16" office:value-type="string" calcext:value-type="string">
            <text:p>Version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20:30:15.120521577</dc:date>
    <meta:editing-cycles>323</meta:editing-cycles>
    <meta:editing-duration>P1DT14H26M10S</meta:editing-duration>
    <meta:generator>LibreOffice/7.4.2.3$MacOSX_X86_64 LibreOffice_project/382eef1f22670f7f4118c8c2dd222ec7ad009daf</meta:generator>
    <meta:document-statistic meta:table-count="5" meta:cell-count="10170" meta:object-count="0"/>
    <meta:user-defined meta:name="AppVersion">15.0000</meta:user-defined>
  </office:meta>
</office:document-meta>
</file>